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fo:border="0.06pt solid #000000" style:vertical-align="top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none" style:country-asian="none" style:font-style-asian="normal" style:font-weight-asian="normal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K7200" table:style-name="ta1" table:print-ranges="RAK7200.A1:RAK7200.F23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Moisture</text:p>
          </table:table-cell>
          <table:table-cell table:style-name="ce4" office:value-type="string" calcext:value-type="string">
            <text:p>[0..1023]</text:p>
          </table:table-cell>
          <table:table-cell table:number-columns-repeated="2" table:style-name="ce4" office:value-type="string" calcext:value-type="string">
            <text:p>Moisture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LDR</text:p>
          </table:table-cell>
          <table:table-cell table:style-name="ce4" office:value-type="string" calcext:value-type="string">
            <text:p>[0..1023]</text:p>
          </table:table-cell>
          <table:table-cell table:number-columns-repeated="2" table:style-name="ce4" office:value-type="string" calcext:value-type="string">
            <text:p>LDR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eratura</text:p>
          </table:table-cell>
          <table:table-cell table:style-name="ce4" office:value-type="string" calcext:value-type="string">
            <text:p>[-40..85]</text:p>
          </table:table-cell>
          <table:table-cell table:number-columns-repeated="2" table:style-name="ce4" office:value-type="string" calcext:value-type="string">
            <text:p>Temperatura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40 .. +85</text:p>
            <text:p>No delegado = -4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Presion (sólo en versión BME280)</text:p>
          </table:table-cell>
          <table:table-cell table:style-name="ce4" office:value-type="string" calcext:value-type="string">
            <text:p>[300 .. 1100] hPa</text:p>
          </table:table-cell>
          <table:table-cell table:number-columns-repeated="2" table:style-name="ce4" office:value-type="string" calcext:value-type="string">
            <text:p>Presion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300 .. +1100</text:p>
            <text:p>No delegado = -1</text:p>
            <text:p>No disponible = -2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Humedad</text:p>
          </table:table-cell>
          <table:table-cell table:style-name="ce4" office:value-type="string" calcext:value-type="string">
            <text:p>[0 .. 100] hPa</text:p>
          </table:table-cell>
          <table:table-cell table:number-columns-repeated="2" table:style-name="ce4" office:value-type="string" calcext:value-type="string">
            <text:p>Humedad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0 .. +100</text:p>
            <text:p>No delegado = -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[0..4] Expresado en 0.01 V = cV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3" office:value-type="string" calcext:value-type="string" table:number-columns-spanned="5" table:number-rows-spanned="1">
            <text:p>Descripción</text:p>
          </table:table-cell>
          <table:covered-table-cell table:style-name="ce13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7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7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7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7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 table:number-columns-spanned="3" table:number-rows-spanned="1">
            <text:p>Descripción</text:p>
          </table:table-cell>
          <table:covered-table-cell table:style-name="ce13"/>
          <table:covered-table-cell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devEUI</text:p>
          </table:table-cell>
          <table:table-cell table:style-name="ce8" office:value-type="string" calcext:value-type="string">
            <text:p>devEUI!!!</text:p>
          </table:table-cell>
          <table:table-cell table:style-name="ce15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heartbeat</text:p>
          </table:table-cell>
          <table:table-cell office:value-type="string" calcext:value-type="string">
            <text:p>[1 .. 254]</text:p>
          </table:table-cell>
          <table:table-cell office:value-type="string" calcext:value-type="string">
            <text:p>Periodo en minutos</text:p>
            <text:p>digital_output_4</text:p>
            <text:p>Debe llegar por el puerto 99</text:p>
            <text:p>Por defecto 30 minutos</text:p>
          </table:table-cell>
          <table:table-cell table:number-columns-repeated="1020"/>
        </table:table-row>
        <table:table-row table:style-name="ro5">
          <table:table-cell table:number-columns-repeated="2"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  <text:p>digital_output_5</text:p>
            <text:p>Debe llegar por el puerto 99</text:p>
            <text:p>060101FF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9:05:25.1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1-05-04T19:05:38.226000000</dc:date>
    <meta:editing-duration>P5DT1H21M27S</meta:editing-duration>
    <meta:editing-cycles>48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67" meta:object-count="0"/>
  </office:meta>
</office:document-meta>
</file>